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syntacticNaCl</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a8268a">1. Needs more salt… Why you should care about libsodium</text:a></text:p>
          <text:p text:style-name="Contents_20_2"><text:a xlink:type="simple" xlink:href="#org4f5ea58">1.1. Abstract</text:a></text:p>
          <text:p text:style-name="Contents_20_2"><text:a xlink:type="simple" xlink:href="#orgeafef58">1.2. Introduction</text:a></text:p>
          <text:p text:style-name="Contents_20_3"><text:a xlink:type="simple" xlink:href="#org899808d">1.2.1. About me</text:a></text:p>
          <text:p text:style-name="Contents_20_3"><text:a xlink:type="simple" xlink:href="#orgbd353c7">1.2.2. Outline</text:a></text:p>
          <text:p text:style-name="Contents_20_2"><text:a xlink:type="simple" xlink:href="#orgfd51d98">1.3. password hashing</text:a></text:p>
          <text:p text:style-name="Contents_20_3"><text:a xlink:type="simple" xlink:href="#orgc777247">1.3.1. MD5</text:a></text:p>
          <text:p text:style-name="Contents_20_3"><text:a xlink:type="simple" xlink:href="#org1e53476">1.3.2. bcrypt</text:a></text:p>
          <text:p text:style-name="Contents_20_3"><text:a xlink:type="simple" xlink:href="#org13b9d1b">1.3.3. Argon2</text:a></text:p>
          <text:p text:style-name="Contents_20_2"><text:a xlink:type="simple" xlink:href="#org55d6a8d">1.4. NaCl</text:a></text:p>
          <text:p text:style-name="Contents_20_3"><text:a xlink:type="simple" xlink:href="#orgd49364c">1.4.1. Background</text:a></text:p>
          <text:p text:style-name="Contents_20_3"><text:a xlink:type="simple" xlink:href="#org579e96b">1.4.2. Goals</text:a></text:p>
          <text:p text:style-name="Contents_20_2"><text:a xlink:type="simple" xlink:href="#org9c89c90">1.5. libsodium</text:a></text:p>
          <text:p text:style-name="Contents_20_3"><text:a xlink:type="simple" xlink:href="#org966ea16">1.5.1. Background</text:a></text:p>
          <text:p text:style-name="Contents_20_3"><text:a xlink:type="simple" xlink:href="#org08e8807">1.5.2. Goals</text:a></text:p>
          <text:p text:style-name="Contents_20_2"><text:a xlink:type="simple" xlink:href="#org2d6da43">1.6. PHP password functions</text:a></text:p>
          <text:p text:style-name="Contents_20_3"><text:a xlink:type="simple" xlink:href="#orgc784e7f">1.6.1. password_hash()</text:a></text:p>
          <text:p text:style-name="Contents_20_3"><text:a xlink:type="simple" xlink:href="#org2d76702">1.6.2. password_get_info()</text:a></text:p>
          <text:p text:style-name="Contents_20_3"><text:a xlink:type="simple" xlink:href="#orgfc03bbf">1.6.3. password_needs_rehash()</text:a></text:p>
          <text:p text:style-name="Contents_20_3"><text:a xlink:type="simple" xlink:href="#org2556737">1.6.4. password_verify()</text:a></text:p>
          <text:p text:style-name="Contents_20_2"><text:a xlink:type="simple" xlink:href="#org011cc50">1.7. libsodium in PHP</text:a></text:p>
          <text:p text:style-name="Contents_20_3"><text:a xlink:type="simple" xlink:href="#org3a2e377">1.7.1. wiping sensitive data from memory</text:a></text:p>
          <text:p text:style-name="Contents_20_3"><text:a xlink:type="simple" xlink:href="#orgffbf1fc">1.7.2. generating secure random values</text:a></text:p>
          <text:p text:style-name="Contents_20_3"><text:a xlink:type="simple" xlink:href="#orgaba4231">1.7.3. encryption</text:a></text:p>
          <text:p text:style-name="Contents_20_3"><text:a xlink:type="simple" xlink:href="#org75bbc88">1.7.4. decryption</text:a></text:p>
          <text:p text:style-name="Contents_20_3"><text:a xlink:type="simple" xlink:href="#org37ed344">1.7.5. best practices and useful defaults</text:a></text:p>
          <text:p text:style-name="Contents_20_2"><text:a xlink:type="simple" xlink:href="#orgf28739a">1.8. Demonstration</text:a></text:p>
        </text:index-body>
      </text:table-of-content>
      <text:h text:style-name="Heading_20_1" text:outline-level="1" text:is-list-header="false">
<text:bookmark-start text:name="OrgXref.orgda8268a"/>
<text:bookmark text:name="orgda8268a"/>Needs more salt… Why you should care about libsodium
<text:bookmark-end text:name="OrgXref.orgda8268a"/></text:h>
      <text:h text:style-name="Heading_20_2" text:outline-level="2" text:is-list-header="false">
<text:bookmark-start text:name="OrgXref.org4f5ea58"/>
<text:bookmark text:name="org4f5ea58"/>Abstract
<text:bookmark-end text:name="OrgXref.org4f5ea58"/></text:h>
      <text:p text:style-name="Text_20_body">Cryptography has never been an approachable subject, especially when it comes to computing. Libsodium has set out to change that.
We hear about systems being compromised on a daily basis with millions of passwords out on the web free to use
to access other site's accounts and systems. This is unacceptable! What happens when these systems are compromised?
Can crackers access your "encrypted" data? Can they access your "hashed" passwords? This talk will discuss proper
hashing mechanisms for passwords, libsodium, and encryption and how it relates to our PHP applications and systems.
</text:p>
      <text:h text:style-name="Heading_20_2" text:outline-level="2" text:is-list-header="false">
<text:bookmark-start text:name="OrgXref.orgeafef58"/>
<text:bookmark text:name="orgeafef58"/>Introduction
<text:bookmark-end text:name="OrgXref.orgeafef58"/></text:h>
      <text:h text:style-name="Heading_20_3" text:outline-level="3" text:is-list-header="false">
<text:bookmark-start text:name="OrgXref.org899808d"/>
<text:bookmark text:name="org899808d"/>About me
<text:bookmark-end text:name="OrgXref.org899808d"/></text:h>
      <text:h text:style-name="Heading_20_3" text:outline-level="3" text:is-list-header="false">
<text:bookmark-start text:name="OrgXref.orgbd353c7"/>
<text:bookmark text:name="orgbd353c7"/>Outline
<text:bookmark-end text:name="OrgXref.orgbd353c7"/></text:h>
      <text:list text:style-name="OrgNumberedList" text:continue-numbering="false">
        <text:list-item>
          <text:p text:style-name="Text_20_body">
<text:bookmark-start text:name="OrgXref.org27e2fdc"/>
<text:bookmark text:name="org27e2fdc"/>Password hashing algorithms
<text:bookmark-end text:name="OrgXref.org27e2fdc"/></text:p>
        </text:list-item>
        <text:list-item>
          <text:p text:style-name="Text_20_body">
<text:bookmark-start text:name="OrgXref.org9859ef0"/>
<text:bookmark text:name="org9859ef0"/>Password best practices
<text:bookmark-end text:name="OrgXref.org9859ef0"/></text:p>
        </text:list-item>
        <text:list-item>
          <text:p text:style-name="Text_20_body">
<text:bookmark-start text:name="OrgXref.org8497d07"/>
<text:bookmark text:name="org8497d07"/>libsodium
<text:bookmark-end text:name="OrgXref.org8497d07"/></text:p>
        </text:list-item>
        <text:list-item>
          <text:p text:style-name="Text_20_body">
<text:bookmark-start text:name="OrgXref.org4e916e8"/>
<text:bookmark text:name="org4e916e8"/>Encryption with libsodium
<text:bookmark-end text:name="OrgXref.org4e916e8"/></text:p>
        </text:list-item>
        <text:list-item>
          <text:p text:style-name="Text_20_body">
<text:bookmark-start text:name="OrgXref.org7384a4f"/>
<text:bookmark text:name="org7384a4f"/>Encryption best practices
<text:bookmark-end text:name="OrgXref.org7384a4f"/></text:p>
        </text:list-item>
        <text:list-item>
          <text:p text:style-name="Text_20_body">
<text:bookmark-start text:name="OrgXref.org00c023b"/>
<text:bookmark text:name="org00c023b"/>Demo Argon2i
<text:bookmark-end text:name="OrgXref.org00c023b"/></text:p>
        </text:list-item>
        <text:list-item>
          <text:p text:style-name="Text_20_body">
<text:bookmark-start text:name="OrgXref.orge65f560"/>
<text:bookmark text:name="orge65f560"/>Demo Encrypt/Decrypt with libsodium
<text:bookmark-end text:name="OrgXref.orge65f560"/></text:p>
        </text:list-item>
      </text:list>
      <text:h text:style-name="Heading_20_2" text:outline-level="2" text:is-list-header="false">
<text:bookmark-start text:name="OrgXref.orgfd51d98"/>
<text:bookmark text:name="orgfd51d98"/>password hashing
<text:bookmark-end text:name="OrgXref.orgfd51d98"/></text:h>
      <text:h text:style-name="Heading_20_3" text:outline-level="3" text:is-list-header="false">
<text:bookmark-start text:name="OrgXref.orgc777247"/>
<text:bookmark text:name="orgc777247"/>MD5
<text:bookmark-end text:name="OrgXref.orgc777247"/></text:h>
      <text:list text:style-name="OrgNumberedList" text:continue-numbering="false">
        <text:list-item>
          <text:p text:style-name="Text_20_body">
<text:bookmark-start text:name="OrgXref.org7223461"/>
<text:bookmark text:name="org7223461"/>What is MD5?
<text:bookmark-end text:name="OrgXref.org7223461"/></text:p>
        </text:list-item>
        <text:list-item>
          <text:p text:style-name="Text_20_body">
<text:bookmark-start text:name="OrgXref.orgdf07ecf"/>
<text:bookmark text:name="orgdf07ecf"/>Why you shouldn't use it
<text:bookmark-end text:name="OrgXref.orgdf07ecf"/></text:p>
        </text:list-item>
        <text:list-item>
          <text:p text:style-name="Text_20_body">
<text:bookmark-start text:name="OrgXref.orge0e73be"/>
<text:bookmark text:name="orge0e73be"/>Examples
<text:bookmark-end text:name="OrgXref.orge0e73be"/></text:p>
        </text:list-item>
      </text:list>
      <text:h text:style-name="Heading_20_3" text:outline-level="3" text:is-list-header="false">
<text:bookmark-start text:name="OrgXref.org1e53476"/>
<text:bookmark text:name="org1e53476"/>bcrypt
<text:bookmark-end text:name="OrgXref.org1e53476"/></text:h>
      <text:list text:style-name="OrgNumberedList" text:continue-numbering="false">
        <text:list-item>
          <text:p text:style-name="Text_20_body">
<text:bookmark-start text:name="OrgXref.orgdc8ea63"/>
<text:bookmark text:name="orgdc8ea63"/>What is bcrypt
<text:bookmark-end text:name="OrgXref.orgdc8ea63"/></text:p>
        </text:list-item>
        <text:list-item>
          <text:p text:style-name="Text_20_body">
<text:bookmark-start text:name="OrgXref.orgeb9f80d"/>
<text:bookmark text:name="orgeb9f80d"/>How to use it in PHP
<text:bookmark-end text:name="OrgXref.orgeb9f80d"/></text:p>
        </text:list-item>
        <text:list-item>
          <text:p text:style-name="Text_20_body">
<text:bookmark-start text:name="OrgXref.org3692049"/>
<text:bookmark text:name="org3692049"/>Examples
<text:bookmark-end text:name="OrgXref.org3692049"/></text:p>
        </text:list-item>
      </text:list>
      <text:h text:style-name="Heading_20_3" text:outline-level="3" text:is-list-header="false">
<text:bookmark-start text:name="OrgXref.org13b9d1b"/>
<text:bookmark text:name="org13b9d1b"/>Argon2
<text:bookmark-end text:name="OrgXref.org13b9d1b"/></text:h>
      <text:list text:style-name="OrgNumberedList" text:continue-numbering="false">
        <text:list-item>
          <text:p text:style-name="Text_20_body">
<text:bookmark-start text:name="OrgXref.org9971512"/>
<text:bookmark text:name="org9971512"/>What is Argon2
<text:bookmark-end text:name="OrgXref.org9971512"/></text:p>
        </text:list-item>
        <text:list-item>
          <text:p text:style-name="Text_20_body">
<text:bookmark-start text:name="OrgXref.orgf409a00"/>
<text:bookmark text:name="orgf409a00"/>How to use it in PHP
<text:bookmark-end text:name="OrgXref.orgf409a00"/></text:p>
        </text:list-item>
        <text:list-item>
          <text:p text:style-name="Text_20_body">
<text:bookmark-start text:name="OrgXref.orgd84d224"/>
<text:bookmark text:name="orgd84d224"/>Examples
<text:bookmark-end text:name="OrgXref.orgd84d224"/></text:p>
        </text:list-item>
      </text:list>
      <text:h text:style-name="Heading_20_2" text:outline-level="2" text:is-list-header="false">
<text:bookmark-start text:name="OrgXref.org55d6a8d"/>
<text:bookmark text:name="org55d6a8d"/>NaCl
<text:bookmark-end text:name="OrgXref.org55d6a8d"/></text:h>
      <text:h text:style-name="Heading_20_3" text:outline-level="3" text:is-list-header="false">
<text:bookmark-start text:name="OrgXref.orgd49364c"/>
<text:bookmark text:name="orgd49364c"/>Background
<text:bookmark-end text:name="OrgXref.orgd49364c"/></text:h>
      <text:h text:style-name="Heading_20_3" text:outline-level="3" text:is-list-header="false">
<text:bookmark-start text:name="OrgXref.org579e96b"/>
<text:bookmark text:name="org579e96b"/>Goals
<text:bookmark-end text:name="OrgXref.org579e96b"/></text:h>
      <text:h text:style-name="Heading_20_2" text:outline-level="2" text:is-list-header="false">
<text:bookmark-start text:name="OrgXref.org9c89c90"/>
<text:bookmark text:name="org9c89c90"/>libsodium
<text:bookmark-end text:name="OrgXref.org9c89c90"/></text:h>
      <text:h text:style-name="Heading_20_3" text:outline-level="3" text:is-list-header="false">
<text:bookmark-start text:name="OrgXref.org966ea16"/>
<text:bookmark text:name="org966ea16"/>Background
<text:bookmark-end text:name="OrgXref.org966ea16"/></text:h>
      <text:h text:style-name="Heading_20_3" text:outline-level="3" text:is-list-header="false">
<text:bookmark-start text:name="OrgXref.org08e8807"/>
<text:bookmark text:name="org08e8807"/>Goals
<text:bookmark-end text:name="OrgXref.org08e8807"/></text:h>
      <text:h text:style-name="Heading_20_2" text:outline-level="2" text:is-list-header="false">
<text:bookmark-start text:name="OrgXref.org2d6da43"/>
<text:bookmark text:name="org2d6da43"/>PHP password functions
<text:bookmark-end text:name="OrgXref.org2d6da43"/></text:h>
      <text:h text:style-name="Heading_20_3" text:outline-level="3" text:is-list-header="false">
<text:bookmark-start text:name="OrgXref.orgc784e7f"/>
<text:bookmark text:name="orgc784e7f"/>password_hash()
<text:bookmark-end text:name="OrgXref.orgc784e7f"/></text:h>
      <text:list text:style-name="OrgNumberedList" text:continue-numbering="false">
        <text:list-item>
          <text:p text:style-name="Text_20_body">
<text:bookmark-start text:name="OrgXref.org9dd54f0"/>
<text:bookmark text:name="org9dd54f0"/>Usage
<text:bookmark-end text:name="OrgXref.org9dd54f0"/></text:p>
        </text:list-item>
      </text:list>
      <text:h text:style-name="Heading_20_3" text:outline-level="3" text:is-list-header="false">
<text:bookmark-start text:name="OrgXref.org2d76702"/>
<text:bookmark text:name="org2d76702"/>password_get_info()
<text:bookmark-end text:name="OrgXref.org2d76702"/></text:h>
      <text:list text:style-name="OrgNumberedList" text:continue-numbering="false">
        <text:list-item>
          <text:p text:style-name="Text_20_body">
<text:bookmark-start text:name="OrgXref.orgac0c8da"/>
<text:bookmark text:name="orgac0c8da"/>Usage
<text:bookmark-end text:name="OrgXref.orgac0c8da"/></text:p>
        </text:list-item>
      </text:list>
      <text:h text:style-name="Heading_20_3" text:outline-level="3" text:is-list-header="false">
<text:bookmark-start text:name="OrgXref.orgfc03bbf"/>
<text:bookmark text:name="orgfc03bbf"/>password_needs_rehash()
<text:bookmark-end text:name="OrgXref.orgfc03bbf"/></text:h>
      <text:list text:style-name="OrgNumberedList" text:continue-numbering="false">
        <text:list-item>
          <text:p text:style-name="Text_20_body">
<text:bookmark-start text:name="OrgXref.org9bc30f4"/>
<text:bookmark text:name="org9bc30f4"/>Usage
<text:bookmark-end text:name="OrgXref.org9bc30f4"/></text:p>
        </text:list-item>
      </text:list>
      <text:h text:style-name="Heading_20_3" text:outline-level="3" text:is-list-header="false">
<text:bookmark-start text:name="OrgXref.org2556737"/>
<text:bookmark text:name="org2556737"/>password_verify()
<text:bookmark-end text:name="OrgXref.org2556737"/></text:h>
      <text:list text:style-name="OrgNumberedList" text:continue-numbering="false">
        <text:list-item>
          <text:p text:style-name="Text_20_body">
<text:bookmark-start text:name="OrgXref.org6da7317"/>
<text:bookmark text:name="org6da7317"/>Usage
<text:bookmark-end text:name="OrgXref.org6da7317"/></text:p>
        </text:list-item>
        <text:list-item>
          <text:p text:style-name="Text_20_body">
<text:bookmark-start text:name="OrgXref.org4ff427b"/>
<text:bookmark text:name="org4ff427b"/>Argon2 caveats
<text:bookmark-end text:name="OrgXref.org4ff427b"/></text:p>
        </text:list-item>
      </text:list>
      <text:h text:style-name="Heading_20_2" text:outline-level="2" text:is-list-header="false">
<text:bookmark-start text:name="OrgXref.org011cc50"/>
<text:bookmark text:name="org011cc50"/>libsodium in PHP
<text:bookmark-end text:name="OrgXref.org011cc50"/></text:h>
      <text:h text:style-name="Heading_20_3" text:outline-level="3" text:is-list-header="false">
<text:bookmark-start text:name="OrgXref.org3a2e377"/>
<text:bookmark text:name="org3a2e377"/>wiping sensitive data from memory
<text:bookmark-end text:name="OrgXref.org3a2e377"/></text:h>
      <text:list text:style-name="OrgNumberedList" text:continue-numbering="false">
        <text:list-item>
          <text:p text:style-name="Text_20_body">
<text:bookmark-start text:name="OrgXref.orgb2e5898"/>
<text:bookmark text:name="orgb2e5898"/>sodium_memzero()
<text:bookmark-end text:name="OrgXref.orgb2e5898"/></text:p>
        </text:list-item>
      </text:list>
      <text:h text:style-name="Heading_20_3" text:outline-level="3" text:is-list-header="false">
<text:bookmark-start text:name="OrgXref.orgffbf1fc"/>
<text:bookmark text:name="orgffbf1fc"/>generating secure random values
<text:bookmark-end text:name="OrgXref.orgffbf1fc"/></text:h>
      <text:list text:style-name="OrgNumberedList" text:continue-numbering="false">
        <text:list-item>
          <text:p text:style-name="Text_20_body">
<text:bookmark-start text:name="OrgXref.orgaa05c38"/>
<text:bookmark text:name="orgaa05c38"/>random_bytes()
<text:bookmark-end text:name="OrgXref.orgaa05c38"/></text:p>
        </text:list-item>
      </text:list>
      <text:h text:style-name="Heading_20_3" text:outline-level="3" text:is-list-header="false">
<text:bookmark-start text:name="OrgXref.orgaba4231"/>
<text:bookmark text:name="orgaba4231"/>encryption
<text:bookmark-end text:name="OrgXref.orgaba4231"/></text:h>
      <text:list text:style-name="OrgNumberedList" text:continue-numbering="false">
        <text:list-item>
          <text:p text:style-name="Text_20_body">
<text:bookmark-start text:name="OrgXref.org5636415"/>
<text:bookmark text:name="org5636415"/>sodium_crypto_secretbox()
<text:bookmark-end text:name="OrgXref.org5636415"/></text:p>
        </text:list-item>
      </text:list>
      <text:h text:style-name="Heading_20_3" text:outline-level="3" text:is-list-header="false">
<text:bookmark-start text:name="OrgXref.org75bbc88"/>
<text:bookmark text:name="org75bbc88"/>decryption
<text:bookmark-end text:name="OrgXref.org75bbc88"/></text:h>
      <text:list text:style-name="OrgNumberedList" text:continue-numbering="false">
        <text:list-item>
          <text:p text:style-name="Text_20_body">
<text:bookmark-start text:name="OrgXref.org1d036a6"/>
<text:bookmark text:name="org1d036a6"/>sodium_crypto_secretbox_open()
<text:bookmark-end text:name="OrgXref.org1d036a6"/></text:p>
        </text:list-item>
      </text:list>
      <text:h text:style-name="Heading_20_3" text:outline-level="3" text:is-list-header="false">
<text:bookmark-start text:name="OrgXref.org37ed344"/>
<text:bookmark text:name="org37ed344"/>best practices and useful defaults
<text:bookmark-end text:name="OrgXref.org37ed344"/></text:h>
      <text:list text:style-name="OrgNumberedList" text:continue-numbering="false">
        <text:list-item>
          <text:p text:style-name="Text_20_body">
<text:bookmark-start text:name="OrgXref.org1b22f65"/>
<text:bookmark text:name="org1b22f65"/>authenticated vs unauthenticated encryption
<text:bookmark-end text:name="OrgXref.org1b22f65"/></text:p>
        </text:list-item>
        <text:list-item>
          <text:p text:style-name="Text_20_body">
<text:bookmark-start text:name="OrgXref.orgc3d710a"/>
<text:bookmark text:name="orgc3d710a"/>what is a MAC
<text:bookmark-end text:name="OrgXref.orgc3d710a"/></text:p>
        </text:list-item>
        <text:list-item>
          <text:p text:style-name="Text_20_body">
<text:bookmark-start text:name="OrgXref.orgd51bcf1"/>
<text:bookmark text:name="orgd51bcf1"/>always encrypt then MAC!
<text:bookmark-end text:name="OrgXref.orgd51bcf1"/></text:p>
        </text:list-item>
      </text:list>
      <text:h text:style-name="Heading_20_2" text:outline-level="2" text:is-list-header="false">
<text:bookmark-start text:name="OrgXref.orgf28739a"/>
<text:bookmark text:name="orgf28739a"/>Demonstration
<text:bookmark-end text:name="OrgXref.orgf28739a"/></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yntacticNaCl</dc:creator>
    <meta:initial-creator>syntacticNaCl</meta:initial-creator>
    <dc:date>2019-03-23T13:53:47</dc:date>
    <meta:creation-date>2019-03-23T13:53:47</meta:creation-date>
    <meta:generator>Emacs 27.0.50 (Org mode 9.2.2)</meta:generator>
    <meta:keyword/>
    <dc:subject/>
    <dc:title/>
  </office:meta>
</office:document-meta>
</file>